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background-color="#fff200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text-properties officeooo:paragraph-rsid="001e61d9"/>
    </style:style>
    <style:style style:name="P5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6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ing core Part 6</text:p>
      <text:p text:style-name="P1"/>
      <text:p text:style-name="P1">1.Which stereotype annotation marks java class as a bean?</text:p>
      <text:p text:style-name="Standard">a.@Controller</text:p>
      <text:p text:style-name="Standard">b.@Component</text:p>
      <text:p text:style-name="Standard">c.@Repository</text:p>
      <text:p text:style-name="Standard">d<text:span text:style-name="T1">.@Configuration</text:span></text:p>
      <text:p text:style-name="Standard"/>
      <text:p text:style-name="Standard"/>
      <text:p text:style-name="P1">2.Which annotation is used as a Generic StereoType?</text:p>
      <text:p text:style-name="Standard">a.<text:span text:style-name="T1">@Component</text:span></text:p>
      <text:p text:style-name="Standard">b.@Controller</text:p>
      <text:p text:style-name="Standard">c.@Service</text:p>
      <text:p text:style-name="Standard">d.@Repository</text:p>
      <text:p text:style-name="Standard"/>
      <text:p text:style-name="Standard"/>
      <text:p text:style-name="P1">3. Autowiring is implicitly enabled in context:component-scan.</text:p>
      <text:p text:style-name="P6">a.True</text:p>
      <text:p text:style-name="Standard">b.False</text:p>
      <text:p text:style-name="Standard"/>
      <text:p text:style-name="Standard"/>
      <text:p text:style-name="P1">4.Match the following annotations with respective layers they are used.</text:p>
      <text:p text:style-name="P1">1.@Repository a.Presentation Layer</text:p>
      <text:p text:style-name="P1">2.@Service b.Persistence Layer</text:p>
      <text:p text:style-name="P1">3.@Controller c.Service Layer</text:p>
      <text:p text:style-name="Standard">A.1-a,2-b,3-c</text:p>
      <text:p text:style-name="Standard">B.1-c,2-a,3-b</text:p>
      <text:p text:style-name="P2">C.1-b,2-c,3-a</text:p>
      <text:p text:style-name="Standard"/>
      <text:p text:style-name="Standard"/>
      <text:p text:style-name="P1">5.What should be enabled in spring configuration file if we want to</text:p>
      <text:p text:style-name="P1">implement scanning of stereotype annotations?</text:p>
      <text:p text:style-name="Standard">a<text:span text:style-name="T2">.&lt;context:component-scan base-package=""&gt;</text:span></text:p>
      <text:p text:style-name="Standard">b.&lt;context:component base-package=""&gt;</text:p>
      <text:p text:style-name="Standard">c.&lt;context:component-scan base=""&gt;</text:p>
      <text:p text:style-name="Standard">d.&lt;component-scan base-package=""&gt;</text:p>
      <text:p text:style-name="Standard"/>
      <text:p text:style-name="Standard"/>
      <text:p text:style-name="P1">6.The mechanism through initialization and destruction callback methods</text:p>
      <text:p text:style-name="P1">can be invoked are:</text:p>
      <text:p text:style-name="Standard">a.By implementing initializing Bean and Disposable Bean interfaces.</text:p>
      <text:p text:style-name="Standard">b.By giving init-method and destroy-method attribute values in</text:p>
      <text:p text:style-name="Standard">configuration file.</text:p>
      <text:p text:style-name="Standard">c.<text:span text:style-name="T1">both</text:span></text:p>
      <text:p text:style-name="Standard"><text:soft-page-break/>D.none</text:p>
      <text:p text:style-name="Standard"/>
      <text:p text:style-name="Standard"/>
      <text:p text:style-name="P1">7.The initializing Bean interface is present in package.</text:p>
      <text:p text:style-name="P2">a.org.springframework.beans.factory.InitializingBean.</text:p>
      <text:p text:style-name="Standard">b.org.springframework.beans.beanfactory.InitializingBean.</text:p>
      <text:p text:style-name="Standard">c.org.springframework.beans.InitializingBean.</text:p>
      <text:p text:style-name="Standard">d.org.springframework.web.factory.InitializingBean.</text:p>
      <text:p text:style-name="Standard"/>
      <text:p text:style-name="Standard"/>
      <text:p text:style-name="P1">8.The initialization method provided by Initializing Bean interface is:</text:p>
      <text:p text:style-name="Standard">a.afterPropertiesSet()</text:p>
      <text:p text:style-name="Standard">b.afterSet()</text:p>
      <text:p text:style-name="Standard">c.init()</text:p>
      <text:p text:style-name="P2">d.init-method()</text:p>
      <text:p text:style-name="Standard"/>
      <text:p text:style-name="Standard"/>
      <text:p text:style-name="P1">9.@PostConstruct and @PreDestroy annotations are implemented by using</text:p>
      <text:p text:style-name="P1">this in configuration file.</text:p>
      <text:p text:style-name="Standard">a.<text:span text:style-name="T1">&lt;context:annotation-config/&gt;</text:span></text:p>
      <text:p text:style-name="Standard">b.&lt;context:component-scan base-package=" "/&gt;</text:p>
      <text:p text:style-name="Standard">c.&lt;context:annotation/&gt;</text:p>
      <text:p text:style-name="Standard">d.&lt;context:configuration/&gt;</text:p>
      <text:p text:style-name="Standard"/>
      <text:p text:style-name="Standard"/>
      <text:p text:style-name="P1">10.Stereotype annotations cannot be implemented on:</text:p>
      <text:p text:style-name="Standard">a.Concrete classes.</text:p>
      <text:p text:style-name="P6">b.Interfaces.</text:p>
      <text:p text:style-name="Standard">c.Abstract classes.</text:p>
      <text:p text:style-name="Standard"/>
      <text:p text:style-name="Standard"/>
      <text:p text:style-name="P1">11. Method used to process bean before initialization callback</text:p>
      <text:p text:style-name="Standard">a) scope</text:p>
      <text:p text:style-name="P4">b) postProcessAfterInitialization()</text:p>
      <text:p text:style-name="P4">c<text:span text:style-name="T1">) postProcessBeforeInitialization()</text:span></text:p>
      <text:p text:style-name="Standard">d) it’s own constructor</text:p>
      <text:p text:style-name="Standard"/>
      <text:p text:style-name="Standard"/>
      <text:p text:style-name="P1">12. Method used to process bean after initialization callback</text:p>
      <text:p text:style-name="Standard">a) scope</text:p>
      <text:p text:style-name="Standard">b) getBean</text:p>
      <text:p text:style-name="Standard">c)<text:span text:style-name="T1"> postProcessAfterInitialization()</text:span></text:p>
      <text:p text:style-name="Standard">d) it’s own constructor</text:p>
      <text:p text:style-name="P1">13. It’s possible to replace the original bean instance with a</text:p>
      <text:p text:style-name="P1"><text:soft-page-break/>brand-new instance in your bean post processor</text:p>
      <text:p text:style-name="Standard">a<text:span text:style-name="T1">) True</text:span></text:p>
      <text:p text:style-name="Standard">b) False</text:p>
      <text:p text:style-name="Standard"/>
      <text:p text:style-name="Standard"/>
      <text:p text:style-name="P1">14. In application context, BeanPost Processors are registered using</text:p>
      <text:p text:style-name="P1">addBeanPostProcessors method</text:p>
      <text:p text:style-name="Standard">a) True</text:p>
      <text:p text:style-name="Standard">b)<text:span text:style-name="T1"> False</text:span></text:p>
      <text:p text:style-name="Standard"/>
      <text:p text:style-name="Standard"/>
      <text:p text:style-name="P1">15. Which version of Java introduced annotation?</text:p>
      <text:p text:style-name="P2">a) Java 5</text:p>
      <text:p text:style-name="Standard">b) Java 6</text:p>
      <text:p text:style-name="Standard">c) Java 7</text:p>
      <text:p text:style-name="P3">d) Java 8</text:p>
      <text:p text:style-name="P3"/>
      <text:p text:style-name="Standard"/>
      <text:p text:style-name="P1">16. Java-based configuration lets you configure Spring without ___.</text:p>
      <text:p text:style-name="Standard">A) Annotations</text:p>
      <text:p text:style-name="P2">B) Xml</text:p>
      <text:p text:style-name="Standard">C) Both A and B.</text:p>
      <text:p text:style-name="Standard">D) None of the above</text:p>
      <text:p text:style-name="Standard"/>
      <text:p text:style-name="Standard"/>
      <text:p text:style-name="P1">17. Choose the correct syntax to access base package location to</text:p>
      <text:p text:style-name="P1">scan classes.</text:p>
      <text:p text:style-name="Standard">A)<text:span text:style-name="T2"> &lt;context:component-scan base package/&gt;</text:span></text:p>
      <text:p text:style-name="Standard">B) &lt;context:annotation-config&gt;</text:p>
      <text:p text:style-name="Standard">C) &lt;tx:annotation driven&gt;</text:p>
      <text:p text:style-name="Standard">D) &lt;mvc:annotation-driven&gt;</text:p>
      <text:p text:style-name="Standard"/>
      <text:p text:style-name="Standard"/>
      <text:p text:style-name="P1">18. Which class acts as IoC Container?</text:p>
      <text:p text:style-name="Standard">A) ServletContext</text:p>
      <text:p text:style-name="Standard">B) DispatcherServlet</text:p>
      <text:p text:style-name="Standard">C<text:span text:style-name="T1">) ApplicationContext</text:span></text:p>
      <text:p text:style-name="Standard">D) None of the above.</text:p>
      <text:p text:style-name="P1"/>
      <text:p text:style-name="P1"/>
      <text:p text:style-name="P1">19. A bean can have more than one name using multiple id</text:p>
      <text:p text:style-name="P1">attributes?</text:p>
      <text:p text:style-name="Standard">a)<text:span text:style-name="T1"> True</text:span></text:p>
      <text:p text:style-name="Standard">b) False</text:p>
      <text:p text:style-name="Standard"><text:soft-page-break/></text:p>
      <text:p text:style-name="Standard"/>
      <text:p text:style-name="P1">20. Bean’s naming convention:-</text:p>
      <text:p text:style-name="P1">starts with lowercase, camelcase from then on.?</text:p>
      <text:p text:style-name="P2">a) True</text:p>
      <text:p text:style-name="Standard">b) Fals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6T15:23:13.679444424</dc:date>
    <meta:editing-duration>PT11M2S</meta:editing-duration>
    <meta:editing-cycles>2</meta:editing-cycles>
    <meta:document-statistic meta:table-count="0" meta:image-count="0" meta:object-count="0" meta:page-count="4" meta:paragraph-count="101" meta:word-count="362" meta:character-count="2958" meta:non-whitespace-character-count="2697"/>
  </office:meta>
</office:document-meta>
</file>